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55"/>SNU developer log day 455</text:h>
      <text:p text:style-name="P1">I had less time to work today, but I was able to better focus with the time I had today. I had to do some schoolwork, and I was also really distracted earlier. I am excited to implement a voice function system, but I haven't had time to begin working on the IDE yet. Today was day 2 with the doubled workload on separate update log and developer log entries. I got the same amount of work done on the website today as I did yesterday. I had to do some schoolwork today, so I had less time.</text:p>
      <text:p text:style-name="P1">I have some even bigger plans for the ideaboard now, I plan on making a separate entry system for the ideaboard as well, but it will be a little more complicated to do, since some days have multiple ideas, some days have no ideas, and the idea titles can change. I have to try and finish the current project with update log and developer log entries first, I forgot about weekly entries, and I am trying to find time where I can start adding older weekly entries in. Today was an OK day for development.</text:p>
      <text:p text:style-name="P1">I noticed that I forgot to create November 2nd 2019 separate entries yesterday, so I did it today. I hope to not make errors like this again, it was a miscalculation.</text:p>
      <text:p text:style-name="Text_20_body"><text:span text:style-name="T1">Sean Patrick Myrick on April 29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7:11:23.423000000</meta:creation-date>
    <dc:date>2020-04-30T17:11:43.150000000</dc:date>
    <meta:editing-duration>PT21S</meta:editing-duration>
    <meta:editing-cycles>1</meta:editing-cycles>
    <meta:document-statistic meta:table-count="0" meta:image-count="0" meta:object-count="0" meta:page-count="1" meta:paragraph-count="5" meta:word-count="236" meta:character-count="1221" meta:non-whitespace-character-count="990"/>
    <meta:generator>LibreOffice/6.1.2.1$Windows_X86_64 LibreOffice_project/65905a128db06ba48db947242809d14d3f9a93fe</meta:generator>
  </office:meta>
</office:document-meta>
</file>